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1: empiezo a meterme en el mundo de los graficos en c, encuentro un canal muy util que explica conceptos basicos del uso de la librería.<text:s/></text:span><text:a xlink:href="https://www.youtube.com/user/VipulCrGames"><text:span text:style-name="T2">https://www.youtube.com/user/VipulCrGames</text:span></text:a><text:span text:style-name="T3"><text:s/></text:span></text:p>
      <text:p text:style-name="P1"><text:span text:style-name="T3">2: inicar la librería tiene su secreto el cual me lleva 2 o 3 dias solucionar</text:span></text:p>
      <text:p text:style-name="P1"><text:span text:style-name="T3">3: temporalmente tengo que iniciar el proyecto de codeblock como un proyecto de c++ para que la librería encuentre la ruta de los graficos BGI de windows.<text:line-break/>4: empiezo a hacer mis primeros dibujos en modo grafico ( lineas, circulos, elipses)</text:span></text:p>
      <text:p text:style-name="P1"><text:span text:style-name="T3">5: a medida que veo tutoriales de graficos empiezo a entender el concepto de como funciona la librería y la hago interactuar con otras librerias.</text:span></text:p>
      <text:p text:style-name="P1"><text:span text:style-name="T3">6: creo un reloj digital grafico usando librería de tiempo.</text:span></text:p>
      <text:p text:style-name="P1"><text:span text:style-name="T3">7: me doy cuenta que dibujar en modo grafico es muy dificil y tengo que encontrar otra manera de hacerlo.</text:span></text:p>
      <text:p text:style-name="P1"><text:span text:style-name="T3">8: mientras sigo incoporando conocimiento, logro crear acciones con el mouse tomando los parametros de posicion con respecto a la resolucion actual.</text:span></text:p>
      <text:p text:style-name="P1"><text:span text:style-name="T3">9:Aprendo a inicar el modo grafico en modo pantalla completa, lo que me garantiza la independencia de la PC donde se este ejectuando.<text:line-break/>10: al no depender mas de un modo grafico predefinido por windows ya no hace falta inicar el proyecto como c++.</text:span></text:p>
      <text:p text:style-name="P1"><text:span text:style-name="T3">11: paso 2 o 3 dias intentado dibujar de una manera mas practica en modo grafico hasta que me encuentro una funcion que cargar imagenes en BMP.</text:span></text:p>
      <text:p text:style-name="P1"><text:span text:style-name="T3">12: dibujo mis primeros cuadrados de la grilla e intento insertarlos en modo grafico.</text:span></text:p>
      <text:p text:style-name="P1"><text:span text:style-name="T3">13: al lograr independecia de la resolucion de la pantalla puedo insertar los cuadrados con un numero de pixeles considerando el tamañao de la pantalla donde se ejecuta.<text:line-break/>14: los parametros del mouse ya no me sirven porque al multiplicar la grilla con una sola imagen no puedo encontrar un punto de referencia.<text:line-break/>15: estoy todo un fin de semana tratando de encontrar un parametro que relacione la posicion del mouse con la posicion del grafico, ya que el grafico al ser independiente puede estar ubicado donde el usuario lo arrastre.<text:line-break/>16: al no encontrar solucion despues de dias de navegar en internet, intento ingresar a algun foro con la esperanza de que alguien me escucuche.<text:line-break/>17:<text:s/></text:span><text:a xlink:href="https://foro.elhacker.net/index.php"><text:span text:style-name="T4">https://foro.elhacker.net/index.php</text:span></text:a><text:span text:style-name="T5"><text:s/>tan solo unas horas despues de registrarme un usuario me indica que hay una funcion en la librería graficos que toma las cordenadas en base a la posicion del grafico! </text:span></text:p>
      <text:p text:style-name="P1"><text:span text:style-name="T5">18: ajusto el tamaño del grafico a la cantidad de filas y columnas que se crean en el momento.</text:span></text:p>
      <text:p text:style-name="P1"><text:span text:style-name="T5">19: al tener la posicion del mouse creo la plantilla inicial y cada vez que el usuario hace click tomo las cordenadas delmouse y las divido por los pixeles que ocupa la imagen cuadrada y lo remplazo por una imagen en la misma posicion. <text:line-break/>20: empiezo a averiguar sobre insertar musica en C, varias funciones para esto no estan en las librerias de CodeBlocks como Sound, y todos los ejemplos que encuentro en internet no me funcionan.<text:line-break/>21: encuentro el error en la funcion playSound de la librería windows que no me funcionaba en codeblocks el parametros SYNC pasa a ser<text:s text:c="2"/>ASYNC, al que le sumo LOOP y logro usar archivos pequeños WAV para ambientar el juego</text:span></text:p>
      <text:p text:style-name="P1"><text:span text:style-name="T6"/></text:p>
      <text:p text:style-name="P1"><text:span text:style-name="T6"/></text:p>
      <text:p text:style-name="P1"><text:span text:style-name="T7">19/5: Retomando el proyecto despues de unos parciales, estoy trabado en varios aspectos, voy a intentar mejor la comunicación con el mouse.</text:span></text:p>
      <text:p text:style-name="P1"><text:span text:style-name="T7">19/5:La funcion DELAY que uso para el efecto de luces retrasa la ejecucion de todo el main, tengo que cambiarlo.</text:span></text:p>
      <text:p text:style-name="P1"><text:span text:style-name="T7">19/5:Encontre una forma super eficiente de tomar las cordenadas del mouse con relacion a la grilla, dividiendo en vez de recorriendo con bucles FOR. 60 lineas pasaron a ser 5.</text:span></text:p>
      <text:p text:style-name="P1"><text:span text:style-name="T8"/></text:p>
      <text:p text:style-name="P1"><text:span text:style-name="T8"/></text:p>
      <text:p text:style-name="P1"><text:span text:style-name="T9">ANTES</text:span></text:p>
      <text:p text:style-name="P1"><text:span text:style-name="T9">void pasarGrillaAflag(int cantidadC, int cantidadF)</text:span></text:p>
      <text:p text:style-name="P1"><text:span text:style-name="T9">{</text:span></text:p>
      <text:p text:style-name="P1"><text:span text:style-name="T9"><text:s text:c="4"/>int i,i2,x1,x2,y1,y2;</text:span></text:p>
      <text:p text:style-name="P1"><text:span text:style-name="T9"><text:s text:c="4"/>int mouseX=0,mouseY=0;</text:span></text:p>
      <text:p text:style-name="P1"><text:span text:style-name="T9"><text:s text:c="4"/>getmouseclick(WM_RBUTTONDOWN,mouseX,mouseY);</text:span></text:p>
      <text:p text:style-name="P1"><text:span text:style-name="T9"><text:s text:c="4"/>for (i2=0; i2&lt;cantidadF; i2++)</text:span></text:p>
      <text:p text:style-name="P1"><text:span text:style-name="T9"><text:s text:c="4"/>{</text:span></text:p>
      <text:p text:style-name="P1"><text:span text:style-name="T9"><text:s text:c="8"/>y1=grilla*i2;</text:span></text:p>
      <text:p text:style-name="P1"><text:span text:style-name="T9"><text:s text:c="8"/>y2=grilla*(i2+1);</text:span></text:p>
      <text:p text:style-name="P1"><text:span text:style-name="T9"><text:s text:c="8"/>for (i=0; i&lt;cantidadC; i++)</text:span></text:p>
      <text:p text:style-name="P1"><text:span text:style-name="T9"><text:s text:c="8"/>{</text:span></text:p>
      <text:p text:style-name="P1"><text:span text:style-name="T9"><text:s text:c="12"/>x1=grilla*i;</text:span></text:p>
      <text:p text:style-name="P1"><text:span text:style-name="T9"><text:s text:c="12"/>x2=grilla*(i+1);</text:span></text:p>
      <text:p text:style-name="P1"><text:span text:style-name="T9"><text:s text:c="12"/>if ((mouseX&gt;x1)&amp;&amp;(mouseX&lt;x2))</text:span></text:p>
      <text:p text:style-name="P1"><text:span text:style-name="T9"><text:s text:c="16"/>if ((mouseY&gt;y1)&amp;&amp;(mouseY&lt;y2))</text:span></text:p>
      <text:p text:style-name="P1"><text:span text:style-name="T9"><text:s text:c="20"/>readimagefile("grillaFlag.bmp",x1,y1,x2,y2);</text:span></text:p>
      <text:p text:style-name="P1"><text:span text:style-name="T9"><text:s text:c="8"/>}</text:span></text:p>
      <text:p text:style-name="P1"><text:span text:style-name="T9"><text:s text:c="4"/>}</text:span></text:p>
      <text:p text:style-name="P1"><text:span text:style-name="T10"/></text:p>
      <text:p text:style-name="P1"><text:span text:style-name="T11">}</text:span></text:p>
      <text:p text:style-name="P1"><text:span text:style-name="T12"/></text:p>
      <text:p text:style-name="P1"><text:span text:style-name="T13">AHORA<text:line-break/><text:line-break/>void posicionMouse(Cordenadas *mouse)</text:span></text:p>
      <text:p text:style-name="P1"><text:span text:style-name="T13">{</text:span></text:p>
      <text:p text:style-name="P1"><text:span text:style-name="T13"><text:s text:c="4"/>Cordenadas temporales;</text:span></text:p>
      <text:p text:style-name="P1"><text:span text:style-name="T13"><text:s text:c="4"/>getmouseclick(WM_MOUSEMOVE,temporales.x,temporales.y);</text:span></text:p>
      <text:p text:style-name="P1"><text:span text:style-name="T13"><text:s text:c="4"/>if (temporales.x!=-1 &amp;&amp; temporales.y!=-1)</text:span></text:p>
      <text:p text:style-name="P1"><text:span text:style-name="T13"><text:s text:c="4"/>{</text:span></text:p>
      <text:p text:style-name="P1"><text:span text:style-name="T13"><text:s text:c="8"/>(*mouse).x = temporales.y / grilla;</text:span></text:p>
      <text:p text:style-name="P1"><text:span text:style-name="T13"><text:s text:c="8"/>(*mouse).y = temporales.x / grilla;</text:span></text:p>
      <text:p text:style-name="P1"><text:span text:style-name="T13"><text:s text:c="4"/>}</text:span></text:p>
      <text:p text:style-name="P1"><text:span text:style-name="T13">}</text:span></text:p>
      <text:p text:style-name="P1"><text:span text:style-name="T14"/></text:p>
      <text:p text:style-name="P1"><text:span text:style-name="T15">24/5: habiendo pulido la interaccion con el mouse ( ahora me dice con solo estar arriba de cada casilla la posicion de la matriz) intentare leer la matriz cargada y convertir la matriz visual.</text:span></text:p>
      <text:p text:style-name="P1"><text:span text:style-name="T16"/></text:p>
      <text:p text:style-name="P1"><text:span text:style-name="T17">25/5: Creando las condiciones para que dependiendo de que hay en la grillaMinas muestre el vacio o cuantas minas proximas tiene, dejare para el final del dia tratar de interactuar con las minas.</text:span></text:p>
      <text:p text:style-name="P1"><text:span text:style-name="T17">26/5: Cree dos nuevas estructuras para organizar mejor las variables</text:span></text:p>
      <text:p text:style-name="P1"><text:span text:style-name="T17">27/5: Tratando de posicionar los datos del buscaminas como cantidad de banderas y nombre del jugador</text:span></text:p>
      <text:p text:style-name="P1"><text:span text:style-name="T17">27/5: Modifique algunas funciones como la de carga de grillas,paso de ser del tipo VOID a INT para devolver la cantidad de minas colocadas y asi poder jugar con el maximo de banderas puesta en la grilla.</text:span></text:p>
      <text:p text:style-name="P1"><text:span text:style-name="T17">28/5: Mejore un poco la visual de los casilleros, y añadi el resto de los numeros en BMP para usarlos en el contador de minas.</text:span></text:p>
      <text:p text:style-name="P1"><text:span text:style-name="T17">28/5: cree funcion para completar la grilla visualmente cuando se pierde.</text:span></text:p>
      <text:p text:style-name="P1"><text:span text:style-name="T17">29/5: tratando de crear un menu para elegir los niveles de dificultad y evaluando si vale la pena cargar usuarios o no;</text:span></text:p>
      <text:p text:style-name="P1"><text:span text:style-name="T17">30/5:Corregi parcialmente el random que coloca las minas, era muy predecible. No quedo 100% bien ya que al usar el srand(time(null)) es dificil buscar un equilibrio. Queda o muy facil o muy difiicl.<text:line-break/>30/5: Siguiendo con el menu le di las cordenadas a los botones.</text:span></text:p>
      <text:p text:style-name="P1"><text:span text:style-name="T17">31/5:Sigo teniendo problemas a la hora de evaluar el puntaje, tengo resuelta la manera que pierde pero no la que gana.</text:span></text:p>
      <text:p text:style-name="P1"><text:span text:style-name="T17">31/5: Tratando de ocultar la consola intento 9999. (LOGRADO!)</text:span></text:p>
      <text:p text:style-name="P1"><text:span text:style-name="T17">3/6: Puliendo la mecanica del juego para ganar, tiene algunos erroes cuando usa la funcion de mostrar el radio de los vacios.</text:span></text:p>
      <text:p text:style-name="P1"><text:span text:style-name="T17">4/6: Agregue efecto al ganar o perder que rellena aleatoriamente el escenario con FLAGS.</text:span></text:p>
      <text:p text:style-name="P1"><text:span text:style-name="T17">5/6: Agregue un TEXTO de gano o perdio<text:s text:c="2"/>al terminar la partida.</text:span></text:p>
      <text:p text:style-name="P1"><text:span text:style-name="T17">5/6: Cree un loop para que vuelva el menu despues que pierde o gana y reinicializa las variables.</text:span></text:p>
      <text:p text:style-name="P1"><text:span text:style-name="T17">6/6: </text:span></text:p>
      <text:p text:style-name="P1"><text:span text:style-name="T18">14/6: Ajustando algunos tiempos entre los cambios de pantalla.</text:span></text:p>
      <text:p text:style-name="P1"><text:span text:style-name="T18">15/6:Cree funciones para guardar el Score, por ahora almacena todas las jugadas. Tengo que buscar la manera de leer las 10 ultimas.</text:span></text:p>
      <text:p text:style-name="P1"><text:span text:style-name="T18">16/6: Despues de una noche entera sin lograrlo, borre la funcion e hice una nueva la cual empieza desde la posicion 0 y se mueve tantos lugares como el total - 10. ejemplo si hay 15 cargados arranca la lectura del archivo en la posicion 5.</text:span></text:p>
      <text:p text:style-name="P1"><text:span text:style-name="T18">23/6: Creando Manual de Usuario e administrando toda la documentacion requeriada en una carpeta.</text:span></text:p>
      <text:p text:style-name="P1"><text:span text:style-name="T18"><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